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de" fo:country="DE"/>
    </style:style>
    <style:style style:name="P2"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3"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6" style:family="paragraph" style:parent-style-name="Standard">
      <style:paragraph-properties fo:margin-top="0.3cm" fo:margin-bottom="0cm" fo:line-height="150%"/>
      <style:text-properties fo:language="de" fo:country="DE"/>
    </style:style>
    <style:style style:name="P7" style:family="paragraph" style:parent-style-name="Standard">
      <style:paragraph-properties fo:margin-top="0.3cm" fo:margin-bottom="0cm" fo:line-height="150%" fo:text-align="start" style:justify-single-word="false" style:text-autospace="none"/>
      <style:text-properties fo:language="de" fo:country="DE"/>
    </style:style>
    <style:style style:name="P8"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0">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0"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1"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2"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3"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5"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6" style:family="paragraph" style:parent-style-name="Standard">
      <style:paragraph-properties fo:margin-top="0.3cm" fo:margin-bottom="0cm" fo:line-height="150%"/>
      <style:text-properties fo:font-size="11pt" style:font-size-asian="11pt" style:font-size-complex="11pt"/>
    </style:style>
    <style:style style:name="P27" style:family="paragraph" style:parent-style-name="Standard">
      <style:paragraph-properties fo:margin-top="0.3cm" fo:margin-bottom="0cm" fo:line-height="150%"/>
    </style:style>
    <style:style style:name="P28"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29"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0"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31"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2"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3"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4" style:family="paragraph" style:parent-style-name="Text_20_body">
      <style:text-properties style:font-name="Arial1" fo:language="de" fo:country="DE" fo:font-weight="normal" style:font-name-asian="Arial1" style:font-weight-asian="normal" style:font-name-complex="Arial1" style:font-weight-complex="normal"/>
    </style:style>
    <style:style style:name="P35"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6"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7"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8"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9"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0"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1"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2" style:family="paragraph" style:parent-style-name="Text_20_body" style:list-style-name="L8">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3" style:family="paragraph" style:parent-style-name="Text_20_body" style:list-style-name="L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4" style:family="paragraph" style:parent-style-name="Text_20_body" style:list-style-name="L1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5"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6"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7"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9"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50" style:family="paragraph" style:parent-style-name="Text_20_body">
      <style:paragraph-properties fo:margin-top="0.3cm" fo:margin-bottom="0cm" fo:line-height="150%"/>
      <style:text-properties fo:font-size="11pt" fo:language="de" fo:country="DE" style:font-size-asian="11pt" style:font-size-complex="11pt"/>
    </style:style>
    <style:style style:name="P51"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2" style:family="paragraph" style:parent-style-name="Text_20_body">
      <style:paragraph-properties fo:break-before="page"/>
      <style:text-properties style:font-name="Arial" fo:font-size="16pt" fo:language="de" fo:country="DE" fo:font-weight="bold" style:font-size-asian="16pt" style:font-weight-asian="bold" style:font-name-complex="Arial" style:font-size-complex="16pt" style:font-weight-complex="bold"/>
    </style:style>
    <style:style style:name="P53" style:family="paragraph" style:parent-style-name="Contents_20_Heading" style:master-page-name="">
      <style:paragraph-properties style:page-number="auto" fo:break-before="page"/>
    </style:style>
    <style:style style:name="P54" style:family="paragraph" style:parent-style-name="Contents_20_2">
      <style:paragraph-properties>
        <style:tab-stops>
          <style:tab-stop style:position="14.501cm" style:type="right" style:leader-style="dotted" style:leader-text="."/>
        </style:tab-stops>
      </style:paragraph-properties>
    </style:style>
    <style:style style:name="P55" style:family="paragraph" style:parent-style-name="Heading_20_2">
      <style:text-properties style:font-name="Arial1" fo:language="de" fo:country="DE" fo:font-weight="normal" style:font-name-asian="Arial1" style:font-weight-asian="normal" style:font-name-complex="Arial1" style:font-weight-complex="normal"/>
    </style:style>
    <style:style style:name="P56" style:family="paragraph" style:parent-style-name="Heading_20_2">
      <style:text-properties fo:language="de" fo:country="DE" fo:font-weight="normal" style:font-name-asian="Arial1" style:font-weight-asian="normal" style:font-name-complex="Arial1" style:font-weight-complex="normal"/>
    </style:style>
    <style:style style:name="P57" style:family="paragraph" style:parent-style-name="Heading_20_2">
      <style:text-properties fo:language="de" fo:country="DE" style:font-name-asian="Arial1" style:font-name-complex="Arial1"/>
    </style:style>
    <style:style style:name="P58" style:family="paragraph" style:parent-style-name="Heading_20_2">
      <style:text-properties fo:font-weight="normal" style:font-weight-asian="normal" style:font-weight-complex="normal"/>
    </style:style>
    <style:style style:name="P59"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60"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61" style:family="paragraph" style:parent-style-name="Heading_20_3">
      <style:text-properties style:font-name="Arial1" fo:language="de" fo:country="DE" fo:font-weight="normal" style:font-name-asian="Arial1" style:font-weight-asian="normal" style:font-name-complex="Arial1" style:font-weight-complex="normal"/>
    </style:style>
    <style:style style:name="P62" style:family="paragraph" style:parent-style-name="Footer">
      <style:text-properties fo:language="de" fo:country="DE"/>
    </style:style>
    <style:style style:name="P63" style:family="paragraph" style:parent-style-name="Contents_20_3">
      <style:paragraph-properties>
        <style:tab-stops>
          <style:tab-stop style:position="14.002cm" style:type="right" style:leader-style="dotted" style:leader-text="."/>
        </style:tab-stops>
      </style:paragraph-properties>
    </style:style>
    <style:style style:name="P64"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1" fo:language="de" fo:country="DE" fo:font-weight="normal" style:font-name-asian="Arial1" style:font-weight-asian="normal" style:font-name-complex="Arial1" style:font-weight-complex="normal"/>
    </style:style>
    <style:style style:name="T7" style:family="text">
      <style:text-properties style:font-name="Arial"/>
    </style:style>
    <style:style style:name="T8" style:family="text">
      <style:text-properties style:font-name="Arial" fo:font-size="11pt" fo:font-weight="normal" style:font-name-asian="Arial1" style:font-size-asian="11pt" style:font-weight-asian="normal" style:font-name-complex="Arial" style:font-size-complex="11pt" style:font-weight-complex="normal"/>
    </style:style>
    <style:style style:name="T9" style:family="text">
      <style:text-properties style:font-name="Arial" fo:font-size="11pt" fo:font-weight="bold" style:font-name-asian="Arial1" style:font-size-asian="11pt" style:font-weight-asian="bold" style:font-name-complex="Arial" style:font-size-complex="11pt" style:font-weight-complex="bold"/>
    </style:style>
    <style:style style:name="T10" style:family="text">
      <style:text-properties style:font-name="Arial" fo:font-size="11pt" fo:font-weight="bold" style:font-size-asian="11pt" style:font-weight-asian="bold" style:font-name-complex="Arial" style:font-size-complex="11pt" style:font-weight-complex="bold"/>
    </style:style>
    <style:style style:name="T11" style:family="text">
      <style:text-properties style:font-name="Arial" fo:font-size="11pt" style:font-size-asian="11pt" style:font-name-complex="Arial" style:font-size-complex="11pt"/>
    </style:style>
    <style:style style:name="T12" style:family="text">
      <style:text-properties style:font-name="Arial" fo:font-size="11pt" fo:language="de" fo:country="DE" style:font-size-asian="11pt" style:font-name-complex="Arial" style:font-size-complex="11pt"/>
    </style:style>
    <style:style style:name="T13" style:family="text">
      <style:text-properties style:font-name="Arial" fo:language="de" fo:country="DE" style:font-name-complex="Arial"/>
    </style:style>
    <style:style style:name="T14" style:family="text">
      <style:text-properties fo:font-weight="normal" style:font-name-asian="Arial1" style:font-weight-asian="normal" style:font-name-complex="Arial1"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fo:font-weight="normal" style:font-weight-asian="normal" style:font-weight-complex="normal"/>
    </style:style>
    <style:style style:name="T17" style:family="text">
      <style:text-properties style:font-name-asian="Times New Roman1" style:font-name-complex="Times New Roman1"/>
    </style:style>
    <style:style style:name="T18" style:family="text">
      <style:text-properties fo:font-weight="bold" style:font-weight-asian="bold" style:font-weight-complex="bold"/>
    </style:style>
    <style:style style:name="T19"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Wilhelm Büchner Hochschule</text:p>
      <text:p text:style-name="P8">Darmstadt</text:p>
      <text:p text:style-name="P8">Fachbereich Informatik</text:p>
      <text:p text:style-name="P8"/>
      <text:p text:style-name="P8"/>
      <text:p text:style-name="P8"/>
      <text:p text:style-name="P8"/>
      <text:p text:style-name="P8"/>
      <text:p text:style-name="P19">Continuous Delivery: <text:line-break/>Konfigurationsmanagement in der Softwareentwicklung</text:p>
      <text:p text:style-name="P18"/>
      <text:p text:style-name="P15"/>
      <text:p text:style-name="P15"/>
      <text:p text:style-name="P15"/>
      <text:p text:style-name="P15"/>
      <text:p text:style-name="P15"/>
      <text:p text:style-name="P15"/>
      <text:p text:style-name="P15"/>
      <text:p text:style-name="P15">Vorgelegt bei<text:tab/><text:tab/>Dr. Mathias Scheiblich</text:p>
      <text:p text:style-name="P15">von<text:tab/><text:tab/><text:tab/>Frank Daniel</text:p>
      <text:p text:style-name="P15">Matrikel-Nr.<text:tab/><text:tab/>xxxxxxx</text:p>
      <text:p text:style-name="P15">Anschrift<text:tab/><text:tab/>Tannenstr. 20a, 46238 Bottrop</text:p>
      <text:p text:style-name="P15">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3">Inhaltsverzeichnis</text:p>
          </text:index-title>
          <text:p text:style-name="P64"><text:s/>1 Einleitung<text:tab/>4</text:p>
          <text:p text:style-name="P64"><text:s/>2 Konfigurationsmanagement<text:tab/>5</text:p>
          <text:p text:style-name="P54"><text:s/>2.1 Das Umfeld des Konfigurationsmanagement<text:tab/>6</text:p>
          <text:p text:style-name="P63"><text:s/>2.1.1 Buildmanagement<text:tab/>7</text:p>
          <text:p text:style-name="P63"><text:s/>2.1.2 Releasemanagement<text:tab/>7</text:p>
          <text:p text:style-name="P63"><text:s/>2.1.3 Änderungsmanagement<text:tab/>7</text:p>
          <text:p text:style-name="P63"><text:s/>2.1.4 Versionsmanagement<text:tab/>8</text:p>
          <text:p text:style-name="P63"><text:s/>2.1.5 Auditmanagement<text:tab/>8</text:p>
          <text:p text:style-name="P54"><text:s/>2.2 Ziele des Konfigurationsmanagements<text:tab/>9</text:p>
          <text:p text:style-name="P54"><text:s/>2.3 Konfigurationsmanagement in der Softwareentwicklung<text:tab/>10</text:p>
          <text:p text:style-name="P63"><text:s/>2.3.1 Konfigurationselemente<text:tab/>11</text:p>
          <text:p text:style-name="P63"><text:s/>2.3.2 Konfigurationsmanagement-Handbuch<text:tab/>11</text:p>
          <text:p text:style-name="P63"><text:s/>2.3.3 Zusammenbau der Software<text:tab/>12</text:p>
          <text:p text:style-name="P54"><text:s/>2.4 Dependency-Management<text:tab/>12</text:p>
          <text:p text:style-name="P54"><text:s/>2.5 Projektstruktur und Projektorganisation<text:tab/>13</text:p>
          <text:p text:style-name="P54"><text:s/>2.6 Verwaltung der Konfigurationselemente<text:tab/>13</text:p>
          <text:p text:style-name="P54"><text:s/>2.7 Softwareverteilung<text:tab/>14</text:p>
          <text:p text:style-name="P64"><text:s/>3 Continuous Integration<text:tab/>15</text:p>
          <text:p text:style-name="P54"><text:s/>3.1 Ablauf der Integration<text:tab/>17</text:p>
          <text:p text:style-name="P54"><text:s/>3.2 Continuous Database Integration<text:tab/>17</text:p>
          <text:p text:style-name="P54"><text:s/>3.3 Statische werkzeuggestützte Codeanalyse<text:tab/>18</text:p>
          <text:p text:style-name="P54"><text:s/>3.4 Continuous Deployment<text:tab/>20</text:p>
          <text:p text:style-name="P54"><text:s/>3.5 Technische Umgebung<text:tab/>20</text:p>
          <text:p text:style-name="P54"><text:s/>3.6 Vorteile gegenüber dem klassischen Konfigurationsmanagement<text:tab/>21</text:p>
          <text:p text:style-name="P54"><text:s/>3.7 Entwicklung großer Software-Systeme<text:tab/>22</text:p>
          <text:p text:style-name="P64"><text:s/>4 Continuous Delivery<text:tab/>23</text:p>
          <text:p text:style-name="P54"><text:s/>4.1 Kerngedanken<text:tab/>23</text:p>
          <text:p text:style-name="P54"><text:s/>4.2 Prinzipien<text:tab/>25</text:p>
          <text:p text:style-name="P54"><text:s/>4.3 Deployment Pipline<text:tab/>26</text:p>
          <text:p text:style-name="P54"><text:s/>4.4 Problemfälle beim Continuous Delivery<text:tab/>28</text:p>
          <text:p text:style-name="P64"><text:s/>5 Qualitätsmanagement<text:tab/>28</text:p>
          <text:p text:style-name="P54"><text:s/>5.1 Die technische Komponenete des Qualitätsmanagements<text:tab/>29</text:p>
          <text:p text:style-name="P54"><text:s/>5.2 Die menschliche Komponenete des Qualitätsmanagements<text:tab/>29</text:p>
          <text:p text:style-name="P54"><text:s/>5.3 DevOps<text:tab/>30</text:p>
          <text:p text:style-name="P64"><text:s/>6 Beispielhafte Toolkette<text:tab/>30</text:p>
          <text:p text:style-name="P54"><text:s/>6.1 GIT<text:tab/>30</text:p>
          <text:p text:style-name="P54"><text:s/>6.2 Gradle<text:tab/>31</text:p>
          <text:p text:style-name="P54"><text:s/>6.3 Artifactory<text:tab/>31</text:p>
          <text:p text:style-name="P54"><text:s/>6.4 Junit<text:tab/>31</text:p>
          <text:p text:style-name="P54"><text:s/>6.5 DBUnit<text:tab/>31</text:p>
          <text:p text:style-name="P54"><text:s/>6.6 Flyway<text:tab/>31</text:p>
          <text:p text:style-name="P54"><text:s/>6.7 Jira<text:tab/>31</text:p>
          <text:p text:style-name="P54"><text:s/>6.8 QFTest<text:tab/>31</text:p>
          <text:p text:style-name="P54"><text:s/>6.9 PMD<text:tab/>31</text:p>
          <text:p text:style-name="P54"><text:s/>6.10 PMD-CPD<text:tab/>31</text:p>
          <text:p text:style-name="P54"><text:s/>6.11 Jenkins<text:tab/>31</text:p>
          <text:p text:style-name="P54"><text:s/>6.12 Zusammenspiel der Toolkette<text:tab/>31</text:p>
          <text:p text:style-name="P64"><text:s/>7 Fazit<text:tab/>31</text:p>
          <text:p text:style-name="P64"><text:s/>8 Anhang<text:tab/>32</text:p>
          <text:p text:style-name="P54"><text:soft-page-break/><text:s/>8.1 Glossar<text:tab/>32</text:p>
          <text:p text:style-name="P54"><text:s/>8.2 Literaturverzeichnis<text:tab/>34</text:p>
          <text:p text:style-name="P54"><text:line-break/><text:tab/>37</text:p>
        </text:index-body>
      </text:table-of-content>
      <text:h text:style-name="P2" text:outline-level="1">Einleitung</text:h>
      <text:p text:style-name="P20">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7"><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7"><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text:p>
      <text:p text:style-name="P24">Kundenzufriedenheit erfordert Auslieferung von Software</text:p>
      <text:p text:style-name="P5">– Klassische Release Modelle passen nicht zu moderner Entwicklung</text:p>
      <text:h text:style-name="P3" text:outline-level="1">Konfigurationsmanagement</text:h>
      <text:p text:style-name="P36">Das Konfigurationsmanagement definiert die Tätigkeiten, Abläufe und Richtlinien, um das Produkt jederzeit nachvollziehbar und mit gleich guter Qualität herstellen zu können. Der Fokus im Konigurationsmanagement liegt auf dem Umgang mit Änderungen und dem Ziel, während des Produktlebenszyklusses konsitente Stände (Konfigurationen, Baselines, Releases) zu bilden.<text:note text:id="ftn10" text:note-class="footnote"><text:note-citation>1</text:note-citation><text:note-body><text:p text:style-name="Footnote">Vgl. S. 1, 100 Minuten für Konfigurationsmnagement,</text:p></text:note-body></text:note></text:p>
      <text:p text:style-name="P36">Konfigurationsmanagement (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36">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36">Die vier Hauptaktivitäten des KM sind:</text:p>
      <text:list xml:id="list635077791966367692" text:style-name="L1">
        <text:list-item>
          <text:p text:style-name="P37">Identifikation: <text:tab/>Woraus besteht das System?</text:p>
        </text:list-item>
        <text:list-item>
          <text:p text:style-name="P37">Steuerung: <text:tab/>Was muss geändert werden?</text:p>
        </text:list-item>
        <text:list-item>
          <text:p text:style-name="P37">Audit: <text:tab/><text:tab/>Was ändert sich?</text:p>
        </text:list-item>
        <text:list-item>
          <text:p text:style-name="P37">Statusbericht: <text:tab/>Welche KM-Tätigkeiten haben stattgefunden? (Sneed)</text:p>
        </text:list-item>
      </text:list>
      <text:p text:style-name="P36">Das Produkt ist in diesem Zusammenhang eine beliebige Kombination aus Hardware, Software oder Dienstleistung. KM ist somit nicht an einen bestimmten Anwendungskontext gebunden.</text:p>
      <text:p text:style-name="P22"><text:soft-page-break/>Die ISO 10007:2003 „Leitfaden für Konfigurationsmanagement“ definiert KM wie folgt: </text:p>
      <text:p text:style-name="P36">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36">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36">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36">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3">KM ist ein Unterstützungsprozess in der Softwareentwicklung. Das KM gehört zum Produktmanagement. Es steht in enger Beziehung zum Release-, Änderungs-, Versions-, Build- und Audit-Management.</text:p>
      <text:p text:style-name="P13"/>
      <text:p text:style-name="P13"><draw:frame draw:style-name="fr3" draw:name="Grafik7" text:anchor-type="paragraph" svg:width="13.335cm" svg:height="7.117cm" draw:z-index="6"><draw:image xlink:href="Pictures/10000000000001F80000010D432210F4.png" xlink:type="simple" xlink:show="embed" xlink:actuate="onLoad"/></draw:frame><text:soft-page-break/>KM und seine Umgebung im Produktkontext<text:note text:id="ftn11" text:note-class="footnote"><text:note-citation>2</text:note-citation><text:note-body><text:p text:style-name="Footnote">S. 15, 100 Minuten für Konfigurationsmanagement </text:p></text:note-body></text:note></text:p>
      <text:h text:style-name="Heading_20_3" text:outline-level="3">Buildmanagement</text:h>
      <text:p text:style-name="P13">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3">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3">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3">Ein Release enthält mit den Release-Notes Informationen über die Änderungen, die in diesem Release stattgefunden haben.</text:p>
      <text:h text:style-name="Heading_20_3" text:outline-level="3">Änderungsmanagement</text:h>
      <text:p text:style-name="P13">Das Änderungsmanagement liefert die Vorgaben für das Ändern der Konfigurationselemente. Die Änderungen müssen geplant und für ein bestimmtes <text:soft-page-break/>Release durchgeführt werden. Das Änderungsmanagement kann man in fünf Schritte unterteilen: </text:p>
      <text:list xml:id="list7708534513958590289" text:style-name="L10">
        <text:list-item>
          <text:p text:style-name="P14">Dokumentation der empfangenen Änderungswünsche</text:p>
        </text:list-item>
        <text:list-item>
          <text:p text:style-name="P14">Analyse der Änderungsanfragen in Bezug auf: <text:line-break/><text:tab/>Annahme oder Ablehnung<text:line-break/><text:tab/>Zeitabschätzung, Kosten, Risiken, betroffene Artefakte<text:line-break/><text:tab/>Lösungen zur Umsetzung</text:p>
        </text:list-item>
        <text:list-item>
          <text:p text:style-name="P14">Planen der Änderung </text:p>
        </text:list-item>
        <text:list-item>
          <text:p text:style-name="P14">Durchführen der Änderung </text:p>
        </text:list-item>
        <text:list-item>
          <text:p text:style-name="P14">Abschluss und Information der Stakeholder</text:p>
        </text:list-item>
      </text:list>
      <text:p text:style-name="P13">Die entstehenden Dokumente beim Änderungsmanagement und natürlich auch die Begründeten Ablehnungen sind für die Zukunft zu speichern.</text:p>
      <text:p text:style-name="P13">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36">Versionen bezeichnen unterschiedliche Stände an einem Artfakt. Wird eine Änderung an einem Artefakt durchgeführt, dann muss es eine neue Version erhalten.</text:p>
      <text:p text:style-name="P36">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Auditmanagement</text:h>
      <text:p text:style-name="P36">Das Auditmanagement definiert die Prozesse und Tätigkeiten um die Arbeitsergebnisse der KM-Tätigkeiten in ihrer Qualität abzusichern:</text:p>
      <text:p text:style-name="P36"><text:soft-page-break/>Wurde die Ablagestruktur korrekt umgesetzt?<text:line-break/>Wurden die Artefakte am richtigen Ort abgelegt?<text:line-break/>Wurden die Namensregeln eingehalten?</text:p>
      <text:p text:style-name="P36">Kennzahlen messen den Grad der Zielerreichung, um damit die Arbeitsergebnisse zu überprüfen und gegebenenfalls eine Verbesserung einzuleiten.</text:p>
      <text:p text:style-name="P36">Eine Metrik ist die Summe von mehreren Kennzahlen.</text:p>
      <text:p text:style-name="P36">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12" text:note-class="footnote"><text:note-citation>3</text:note-citation><text:note-body><text:p text:style-name="Footnote">Vgl. S. 93, 100 Minuten Konfiguratiosmanagement</text:p></text:note-body></text:note></text:p>
      <text:h text:style-name="P55" text:outline-level="2">Ziele des Konfigurationsmanagements</text:h>
      <text:p text:style-name="P36">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7648034276584701979" text:style-name="L8">
        <text:list-item>
          <text:p text:style-name="P42">Die Reproduzierbarkeit aller Produkte </text:p>
        </text:list-item>
        <text:list-item>
          <text:p text:style-name="P42">Nachvollziehbarkeit und Transparenz aller Aktivitäten und Änderungen </text:p>
        </text:list-item>
        <text:list-item>
          <text:p text:style-name="P42">Qualitätssicherung und -steigerung des Prozesses </text:p>
        </text:list-item>
        <text:list-item>
          <text:p text:style-name="P42">Effizienzsteigerung und Kostenreduktion</text:p>
        </text:list-item>
        <text:list-item>
          <text:p text:style-name="P42">Kontinuierlicher Verbesserungsprozess</text:p>
        </text:list-item>
        <text:list-item>
          <text:p text:style-name="P42">Änderungen kontrollieren</text:p>
        </text:list-item>
        <text:list-item>
          <text:p text:style-name="P42">Qualität sicherstellen</text:p>
        </text:list-item>
        <text:list-item>
          <text:p text:style-name="P42">Transparenz verbessern</text:p>
        </text:list-item>
        <text:list-item>
          <text:p text:style-name="P42">Produktivität steigern</text:p>
        </text:list-item>
        <text:list-item>
          <text:p text:style-name="P42">Fehlervermeidung</text:p>
        </text:list-item>
        <text:list-item>
          <text:p text:style-name="P42">Alle produktrelevanten Artefakte müssen als Konfigurationselemente identifiziert <text:soft-page-break/>und verwaltet werden, um die Konfiguration jederzeit wieder herstellen zu können.</text:p>
        </text:list-item>
        <text:list-item>
          <text:p text:style-name="P42">Effizientes paralleles Arbeiten im Team</text:p>
        </text:list-item>
        <text:list-item>
          <text:p text:style-name="P42">Professionelles Änderungsmanagement</text:p>
        </text:list-item>
      </text:list>
      <text:p text:style-name="P36">Zusätzlich stellt das KM folgende Sachverhalte sicher:</text:p>
      <text:list xml:id="list6304589722474911028" text:style-name="L9">
        <text:list-item>
          <text:p text:style-name="P43">Es ist nachvollziehbar welche Änderungen wann und wo durchgeführt wurden</text:p>
        </text:list-item>
        <text:list-item>
          <text:p text:style-name="P43">Änderungen können wieder zurückgenommen werden</text:p>
        </text:list-item>
        <text:list-item>
          <text:p text:style-name="P43">Es ist nachweisbar welche Funktionen in welchem Produktstand umgesetzt wurden</text:p>
        </text:list-item>
        <text:list-item>
          <text:p text:style-name="P43">Es ist nachvollziehbar welche Produktversion beim Kunden läuft</text:p>
        </text:list-item>
        <text:list-item>
          <text:p text:style-name="P43">Alle Entwicklungsartefakte haben ihren Platz</text:p>
        </text:list-item>
        <text:list-item>
          <text:p text:style-name="P43">Das Produkt hat eine gute Qualität</text:p>
        </text:list-item>
        <text:list-item>
          <text:p text:style-name="P43">Produkt und Dokumentation passen zusammen </text:p>
        </text:list-item>
        <text:list-item>
          <text:p text:style-name="P43">Auch ältere Produktversionen können wieder hergestellt werden</text:p>
        </text:list-item>
        <text:list-item>
          <text:p text:style-name="P43">Die geplanten Entwicklungskosten werden eingehalten</text:p>
        </text:list-item>
        <text:list-item>
          <text:p text:style-name="P43">Die Wartungskosten sind planbar</text:p>
        </text:list-item>
        <text:list-item>
          <text:p text:style-name="P43">Geplante Zeitrahmen werden eingehalten</text:p>
        </text:list-item>
      </text:list>
      <text:p text:style-name="P36">Ohne KM ist eine Entwicklung komplexer Produkte heute nicht mehr möglich.</text:p>
      <text:h text:style-name="P59" text:outline-level="2">Konfigurationsmanagement in der Softwareentwicklung</text:h>
      <text:p text:style-name="P36">Software ist ein besonderes Produkt. Beim Bau eines Hauses oder einer Brücke muss man eine bestimmte Reihenfolge ein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ist.</text:p>
      <text:p text:style-name="P36">Da Software immer komplexer wird und immer neue Anforderungen auch an schon bestehende Software gestellt wird, ist ein gutes KM von besonderer Bedeutung.</text:p>
      <text:h text:style-name="P61" text:outline-level="3"><text:soft-page-break/>Konfigurationselemente</text:h>
      <text:p text:style-name="P50"><text:span text:style-name="T3">Damit man mit Hilfe des KM die Reproduzierbarkeit und Nachvollziehbarkeit des Produktes erreicht werden kann, muss festgelegt werden was zum Produkt gehört. Ein </text:span><text:span text:style-name="T3">Konfigurationselement legt den Typ und die Eigenschaften einer zusammengehörenden Gruppe von Artefakten in einem Projekt fest.</text:span><text:span text:style-name="T3"><text:note text:id="ftn1" text:note-class="footnote"><text:note-citation>4</text:note-citation><text:note-body><text:p text:style-name="P1">Vgl. S. 20, Konfigurationsmanagement, Gunther Popp</text:p></text:note-body></text:note></text:span></text:p>
      <text:p text:style-name="P50"><text:span text:style-name="T3">Konfigurationselemente in einem Softwareprodukt sind Quelltexte des Produktes und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span></text:p>
      <text:p text:style-name="P36">Ob Compiler, Entwicklungsumgebung und sonstige Tools auch Konfigurationselemente sind, muss von Fall zu Fall entschieden werden. Ein Konfigurationselement zeichnet sich dadurch aus, dass es sich im Laufe des Produktlebenszyklusses verändert.</text:p>
      <text:p text:style-name="P50"><text:span text:style-name="T3">Keine Konfigurationselemente sind Protokolle von Meetings, binäre Auslieferungsdateien, andere generierte Dateien, Projektpläne, Listen offener Punkte und Risikolisten.</text:span><text:span text:style-name="T3"><text:note text:id="ftn2" text:note-class="footnote"><text:note-citation>5</text:note-citation><text:note-body><text:p text:style-name="P1">Vgl. S. 23, Konfigurationsmanagement, Gunther Popp</text:p></text:note-body></text:note></text:span></text:p>
      <text:h text:style-name="P61" text:outline-level="3">Konfigurationsmanagement-Handbuch</text:h>
      <text:p text:style-name="P36">Nachdem die Konfigurationselemente festgelegt wurden, müssen sie beschrieben und dokumentiert werden. Dies und noch einiges mehr sollte im KM-Handbuch passieren. Eine beispielhafte Gliederung <text:s/>könnte wie folgt aussehen:</text:p>
      <text:p text:style-name="P36">Einleitung<text:line-break/><text:tab/>Zusammenfassung und Leserkreis des Dokumentes</text:p>
      <text:p text:style-name="P36">Konfigurationselemente<text:line-break/><text:tab/>Tabellarische Übersicht und Detailbeschreibung</text:p>
      <text:p text:style-name="P36">Projektumgebung<text:line-break/><text:tab/>Verzeichnisstruktur, Werkzeuge und externe Komponenten</text:p>
      <text:p text:style-name="P36">Arbeitsumgebung<text:line-break/><text:tab/>Checkout des Projektes und Einrichten der Arbeitsumgebung</text:p>
      <text:p text:style-name="P36">Releasemanagement<text:line-break/><text:tab/>Releaseplan, Auslieferung eines Releases, Auslieferung eines Patches</text:p>
      <text:p text:style-name="P36"><text:soft-page-break/>Metriken und Berichte<text:line-break/><text:tab/>Metriken, z. B. Testabdeckung und automatisch erstellte Berichte</text:p>
      <text:h text:style-name="P61" text:outline-level="3">Zusammenbau der Software</text:h>
      <text:p text:style-name="P46">Die minimale Tool-Ausstattung für das KM besteht aus einem Versionsverwaltung <text:s/>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46">Das Build-Skript holt die gewünschte Version der Konfigurationselemente aus dem Repository, kompiliert die Sourcen, erzeugt Bibliotheken in einem Zielverzeichnis, so dass die Anwendung ablauffähig ist und getestet werden kann.</text:p>
      <text:p text:style-name="P46">Der Entwickler macht eine Änderung, baut mit dem Build-Skript eine neue Anwendung, testet sie und bei einem erfolgreichen Test commited er die geänderten Sourcen in das Repository ein, so dass die Änderung allen Entwicklern zur Verfügung steht.</text:p>
      <text:p text:style-name="P46">Für das spätere Deployment gibt es in der Regel eine Arbeitsanweisung wie die Software auf dem Produktivsystem zu installieren ist. </text:p>
      <text:p text:style-name="P8">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8">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Früher wurde dazu ein Netzwerklaufwerk verwendet. </text:p>
      <text:p text:style-name="P8">Ein weitere Vorteil eines Artifactory-Repository ist, dass binäre Artifacte nur ein mal gebaut werden und dann im Artifactory-Repository für die weitere Verwendung veröffentlicht werden. Nochmaliges Bauen ist dadurch nicht mehr notwendig. Das spart <text:soft-page-break/>Zeit und Tests <text:s/>beziehen sich damit immer auf die gleichen Artefakte. Dies ist wichtig bei großen Anwendungen, die aus mehreren Komponenten gebaut werden, die von unterschiedlichen Teams entwickelt werden.</text:p>
      <text:p text:style-name="P8">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8">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8">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6</text:note-citation><text:note-body><text:p text:style-name="Footnote">Vgl. S. 31<text:span text:style-name="T19">, Konfigurationsmanagement, Gunther Popp</text:span></text:p></text:note-body></text:note></text:p>
      <text:h text:style-name="Heading_20_2" text:outline-level="2">Verwaltung der Konfigurationselemente</text:h>
      <text:p text:style-name="P8">Die Instanzen der Konfigurationselemente <text:s/>werden in einem Repository gespeichert. Der Aufbau des Repositorys entspricht der Projektstruktur und jede Änderung einer Datei wird hier rückverfolgbar abgelegt, so dass alle gemachten Änderungen wieder <text:soft-page-break/>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8">Eine Versionsverwaltung <text:s/>liefert auf Knopfdruck eine Arbeitskopie des gesamten Projektes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8">Eine Baseline ist ein gesichertes Zwischenergebnis des Softwareproduktes. Zur Vorbereitung einer Auslieferung wird eine Baseline erstellt. Änderungen werden abgeschlossen und weiter Entwicklungsarbeiten sind gestoppt. Es werden nur noch Fehler beseitigt. </text:p>
      <text:p text:style-name="P8">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8">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8">Das Deployment der Software ist ein kritischer Prozess. Fehler haben direkten Einfluss auf die Anwender der Software. Ein Software-System muss in einer definierten Umgebung erfolgen, damit keine unerwarteten Nebeneffekte bzw. Fehler auftreten.</text:p>
      <text:p text:style-name="P8">Ziel der Installation ist eine kostengünstige und möglichst störungsfreie Verteilung der Software.</text:p>
      <text:p text:style-name="P8"/>
      <text:h text:style-name="P3" text:outline-level="1"><text:soft-page-break/>Continuous Integration</text:h>
      <text:p text:style-name="P29">KM ist die Grundlage für Continuous Integration (CI). Ohne Konfigurationsmanagement sind weitere Entwicklungen wie CI nicht möglich.</text:p>
      <text:p text:style-name="P22">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7</text:note-citation><text:note-body><text:p text:style-name="Footnote">Vgl. S. 36 Continuous Integration; Duvall, Paul M.</text:p></text:note-body></text:note></text:p>
      <text:p text:style-name="P36">Continuous Integration (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40">Kompilieren des Sourcecode einschließlich packen der Binaries</text:p>
        </text:list-item>
        <text:list-item>
          <text:p text:style-name="P40">Integrieren der Datenbank mit neuen Tabellen und Daten </text:p>
        </text:list-item>
        <text:list-item>
          <text:p text:style-name="P40">Durchführen aller Tests </text:p>
        </text:list-item>
        <text:list-item>
          <text:p text:style-name="P40">Statische Codeanalyse zur Qualitätsverbesserung</text:p>
        </text:list-item>
        <text:list-item>
          <text:p text:style-name="P40">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er dem Produktionsrechner nachempfunden ist. Aus diesem <text:span text:style-name="T7">Grund dauert die spätere Integrationsphase unkalkulierbar lange.</text:span></text:p>
      <text:p text:style-name="P33">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3">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46">CI zeichnet sich durch sieben Praktiken aus:</text:p>
      <text:list xml:id="list6859745118880960051" text:style-name="L2">
        <text:list-item>
          <text:p text:style-name="P47">Häufiges einchecken des Codes in die Versionsverwaltung, und zwar <text:soft-page-break/>mindestens ein Mal am Tag.</text:p>
        </text:list-item>
        <text:list-item>
          <text:p text:style-name="P47">Keine fehlerhaften Code einchecken, das heißt der Code muss sich mit der aktuellen Mainline kompilieren lassen und alle Testfälle müssen fehlerfrei laufen.</text:p>
        </text:list-item>
        <text:list-item>
          <text:p text:style-name="P47">Ein fehlerhaftes Build muss sofort behoben werden. Der Entwickler der diesen Code eincheckt hat stellt, arbeitet bei der Fehlersuche mit.</text:p>
        </text:list-item>
        <text:list-item>
          <text:p text:style-name="P47">Es sind automatisierte Entwicklertests zu schreiben, die in jedem Build ausgeführt werden.</text:p>
        </text:list-item>
        <text:list-item>
          <text:p text:style-name="P47">Alle Tests und Code-Inspektionen müssen fehlerfrei durchlaufen werden bevor der neue Code eingecheckt wird.</text:p>
        </text:list-item>
        <text:list-item>
          <text:p text:style-name="P47">Jeder Entwickler holt vor dem einchecken die aktuellen Änderungen der anderen Entwickler aus dem Repository und baut sein System neu. Er führt also einen private Build durch.</text:p>
        </text:list-item>
        <text:list-item>
          <text:p text:style-name="P47">Vermeidung von fehlerhaftem Code. Bevor die Änderungen der anderen Entwickler ausgecheckt werden, ist zu prüfen, ob der letzte Build erfolgreich war. Falls nicht wartet man oder hilft bei der Korrektur des Fehlers.<text:note text:id="ftn5" text:note-class="footnote"><text:note-citation>8</text:note-citation><text:note-body><text:p text:style-name="Footnote">Vgl. S. 44 Continuous Integration </text:p></text:note-body></text:note></text:p>
        </text:list-item>
      </text:list>
      <text:p text:style-name="P36">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36">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36">Alles Notwendige zum Bauen eines Build muss ins Repository. Ein Build kann dann mit einem Knopfdruck gebaut werden.</text:p>
      <text:h text:style-name="P55" text:outline-level="2"><text:soft-page-break/>Ablauf der Integration</text:h>
      <text:p text:style-name="P50"><text:span text:style-name="T3">Der Ablauf beim CI ist anders als beim klassischen Konfigurationsmanagement. Der </text:span><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3">Fehler bei den automatisierten Tests, dann kann der neue Source-Code in das Repository eingecheckt werden. Der CI-Server prüft in zeitlichen Abständen, ob es neuen Source-Code in der Versionsverwaltung gibt und checkt den neuen Code in </text:span><text:span text:style-name="T3">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3"><text:note text:id="ftn6" text:note-class="footnote"><text:note-citation>9</text:note-citation><text:note-body><text:p text:style-name="Footnote">http://www.jamesshore.com/Blog/Continuous-Integration-is-an-Attitude.html</text:p></text:note-body></text:note></text:span></text:p>
      <text:p text:style-name="P36">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6">Continuous Database Integration</text:span></text:h>
      <text:p text:style-name="P36">Nahezu alle Anwendungen benötigen eine Datenbank. Die Änderungen des Sourcecodes ziehen somit oft auch Änderungen in der Datenbank mit sich. </text:p>
      <text:p text:style-name="P36">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36">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text:soft-page-break/>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39">Löschen der aktuellen Datenbank.</text:p>
        </text:list-item>
        <text:list-item>
          <text:p text:style-name="P39">Erzeugen einer neuen Datenbank unter Benutzung von Data Definition Language (DDL)</text:p>
        </text:list-item>
        <text:list-item>
          <text:p text:style-name="P39">Importieren der Daten entweder mit Data Manioulation Language (DML) oder bei großen Datenmengen mit Load-Skripts.</text:p>
        </text:list-item>
        <text:list-item>
          <text:p text:style-name="P39">Migration des Datenbank-Schemas und der dazugehörigen Daten, falls auf einer existierenden Datenbank gearbeitet wird.</text:p>
        </text:list-item>
        <text:list-item>
          <text:p text:style-name="P39">Anpassung von Tabellenspalten und Datenbank-Contrains</text:p>
        </text:list-item>
        <text:list-item>
          <text:p text:style-name="P39">Anpassung der Testdaten</text:p>
        </text:list-item>
        <text:list-item>
          <text:p text:style-name="P39">Anpassung von Datenbank-Funktionen, Trigger und Stored Procedures.</text:p>
        </text:list-item>
        <text:list-item>
          <text:p text:style-name="P39">Anmelden an eine Datenbank mit ID, User und Password</text:p>
        </text:list-item>
        <text:list-item>
          <text:p text:style-name="P39">Back up und Restore Database<text:note text:id="ftn9" text:note-class="footnote"><text:note-citation>10</text:note-citation><text:note-body><text:p text:style-name="Footnote">Vgl. S. 111 Continous Integration </text:p></text:note-body></text:note></text:p>
        </text:list-item>
      </text:list>
      <text:p text:style-name="P36">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58" text:outline-level="2">Statische werkzeuggestützte Codeanalyse</text:h>
      <text:p text:style-name="P36">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text:soft-page-break/>inspection“ oder kurz „Inspection“. Dies ist etwas verwirrend weil eine Code-Inspektion im deutschen die manuelle Prüfung des Codes durch Sichtung und nachvollziehen durch mehrere Personen ist.</text:p>
      <text:p text:style-name="P36">Mit der statischen Codeanalyse lassen sich relativ einfach Standards bei der Gestaltung des Sourcecodes Prüfungen, wie z. B. Setzen von Klammern Einrückungen, Zeilenlänge. Solche einfachen Gestaltungen lassen sich auch mit Werkzeugen durchführen und auch moderne IDEs erlauben das Strukturieren des Codes auf Knopfdruck.</text:p>
      <text:p text:style-name="P36">Zusätzlich können mit weiteren Tools wie PMD fehlerträchtige Programmkonstrukte und nicht benutzte Variablen ermittelt werden, um die Lesbarkeit und die Codequalität zu verbessern. Weitere Möglichkeiten im Sinne „Continuous Code Inspection“ ist das Ermitteln von Code-Metriken. So gibt es eine Beziehung zwischen Komplexität des Programm-Codes und der Anzahl der Fehler in diesem Code.<text:note text:id="ftn0" text:note-class="footnote"><text:note-citation>11</text:note-citation><text:note-body><text:p text:style-name="Footnote">Vgl. Continuous Integration, S. 167</text:p></text:note-body></text:note> Es ist also eine gute Idee mit Werkzeugen die komplexität des Source-Codes zu ermitteln und komplizierte Teile zu vereinfachen.</text:p>
      <text:p text:style-name="P36">Weitere Möglichkeiten gibt es bei der Ermittlung der Testabdeckung. Man kann also mit Werkzeugen ermitteln Wie viel Prozent des Sourcecodes durch die Testfälle durchlaufen werden.</text:p>
      <text:p text:style-name="P36">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36">Man muss sich natürlich drüber im Klaren sein, dass Code-Metriken auch Einfluss sowohl auf die Entwickler als auch auf das Management haben. Kennzahlen verleiten dazu die Entwickler über diese Codemetriken zu beurteilen. So könnte man sich vorstellen einen Entwickler danach zu beurteilen wie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ichten Beurteilung führen. Diese Beeinflussung zur Erstellte Metriken sollte man als Führungskraft immer im Blick haben.</text:p>
      <text:p text:style-name="P36">Die Erzeugung einer statischen Analyse kostet natürlich Zeit so dass man abwägen <text:soft-page-break/>muss wie oft diese Teile des CI ablaufen muss. Es ist sich sinnvoll diese Teile in größeren Projekten nur ein mal pro Tag durchzuführen. Die Ergebnisse sollten für alle Beteiligen über das Intranet zugreifbar sein.</text:p>
      <text:p text:style-name="P36">Ein wichtiger Punkt bei der statischen Codeanalyse ist das die Fehler bzw. die Kritik am Programmierstil durch ein Tool völlig emotionslos durch eine Ergebnisseite an den Entwickler weitergegeben werden. Die Kritik am Sourcecode durch einen Menschen wird mitunter als Abwertung des Arbeitsergebnis empfunden und kann die Stimmung im Team empfindlich stören.</text:p>
      <text:h text:style-name="Heading_20_2" text:outline-level="2">Continuous Deployment</text:h>
      <text:p text:style-name="P36">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41">Festlegung und Benennung des Softwarestandes im Repository aus dem das Release gebaut wird.</text:p>
        </text:list-item>
        <text:list-item>
          <text:p text:style-name="P41">Erzeugung einer definierten Umgebung für die Software auf dem Zielrechner</text:p>
        </text:list-item>
        <text:list-item>
          <text:p text:style-name="P41">Kennzeichnung der binären Artifakte mit dem Release-Kennzeichen</text:p>
        </text:list-item>
        <text:list-item>
          <text:p text:style-name="P41">Durchführung aller Tests</text:p>
        </text:list-item>
        <text:list-item>
          <text:p text:style-name="P41">Erzeugung einer Release-Dokumentation in der aller Änderungen festgehalten sind.</text:p>
        </text:list-item>
        <text:list-item>
          <text:p text:style-name="P41">Möglichkeit das ausgerollte Release zurückzunehmen also ein Rollback durchzuführen.</text:p>
        </text:list-item>
      </text:list>
      <text:p text:style-name="P36">Mit Continuous Deployment sollte es jedem Entwickler bzw. Tester möglich sein den aktuellen Softwarestand in einer l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55" text:outline-level="2">Technische Umgebung</text:h>
      <text:p text:style-name="P36">Um CI sinnvoll durchführen zu können sollten einige technische Voraussetzungen erfüllt sein:</text:p>
      <text:list xml:id="list4715279268223308659" text:style-name="L11">
        <text:list-item>
          <text:p text:style-name="P44">Unumgänglich ist eine Versionsverwaltung um die Sourcen zentral und für alle <text:soft-page-break/>Entwickler und den CI-Server zugreifbar abzulegen.</text:p>
        </text:list-item>
        <text:list-item>
          <text:p text:style-name="P44">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44">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44">Die Integration auf dem Build-Server kann zu Beginn manuell erfolgen. Üblich ist aber die Benutzung eine CI-Servers, der die Versionsverwaltung überwacht und bei Änderungen automatisch die Neuerungen durch Starten des Build-Skriptes integriert.</text:p>
        </text:list-item>
        <text:list-item>
          <text:p text:style-name="P44">Testfälle können in jeder Programmiersprache auch ohne Hilfsmittel geschrieben werden. Weit verbreitet ist aber der Einsatz des Xunit-Frameworks.</text:p>
        </text:list-item>
      </text:list>
      <text:p text:style-name="P36">Ein wie oben beschriebenes System kann dann immer weiter ausgebaut werden. So können zusätzlich zu den Unit-Tests, Komponenten- und Akzeptanztests eingebaut werden. Zusätzlich ist eine statische Analyse des Codes zur Qualitätsverbesserung eine gut Option.</text:p>
      <text:h text:style-name="P55" text:outline-level="2">Vorteile gegenüber dem klassischen Konfigurationsmanagement</text:h>
      <text:p text:style-name="P36">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36">Die Absicht über den CI-Server nach jedem Check-In von neuen Sourcen in einer abgegrenzten zentralen Umgebung das Build zu wiederholen, ist ein Versuch Fehler schneller zu finden und damit auch schneller und kostengünstiger zu beheben.</text:p>
      <text:p text:style-name="P36">Das oft genannte Phänomen "bei mir funktionierts" soll durch das Bauen auf dem Build-Server besser erklärbar werden. Denn oft hat man in diesem Fall etwas <text:soft-page-break/>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36">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36">Das Build-Skript erlaubt jedem Entwickler das Erstellen seiner Arbeitsumgebung durch Eingabe eines einfachen Kommandos. Die Sourcen werden ausgecheckt und für die IDE, z. B. Eclipse wird eine entsprechende Projektdatei erstellt.</text:p>
      <text:p text:style-name="P36">Alle sich wiederholenden Vorgänge können in diesen Build-Skripts nicht nur automatisiert sondern auch dokumentiert werden.</text:p>
      <text:p text:style-name="P36">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36">Bei großen Softwareprojekten ist es nicht mehr möglich alle bei einem private Build alle <text:s/>Sourcen auszuchecken und das komplette Programm neu zu kompilieren und alle Tests durchzuführen. Deshalb muss man Abstriche zum reinen Gedanken von CI machen.</text:p>
      <text:p text:style-name="P36">Die Test lassen sich in unterschiedliche Gruppen einteilen, je nach dem was sie alles Testen: </text:p>
      <text:list xml:id="list7074831259425071638" text:style-name="L4">
        <text:list-item>
          <text:p text:style-name="P38">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38">Komponenten-Test integrieren schon mehrere Klassen beim Test. Sie sind immer noch spezielle auf den Test der Komponente zugeschnitten.</text:p>
        </text:list-item>
        <text:list-item>
          <text:p text:style-name="P38">Automatisierte Akzeptanztest sind in einen Testfall ausgedrückte funktionale <text:soft-page-break/>Anforderungen des Kunden. Sie sind einer Benutzerinteraktion nachempfunden und brauchen deshalb das komplette System.</text:p>
        </text:list-item>
      </text:list>
      <text:p text:style-name="P36">Vor dem Einchecken muss der Entwickler, um keinen offensichtlich falschen Code in das Repository zu schreiben mindestens die Unit-Tests ausführen. Nach dem Einchecken führt dann der CI-Server die Tests <text:s/>noch mal auf einem dedizierten Testsystem durch.</text:p>
      <text:p text:style-name="P36">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36">Bei weiter wachsendem Codeumfang muss das System in Komponeneten auchgeteilt werden. Für jede Komponenete gibt es dann ein eigenes Build-Skript da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3" text:outline-level="1">Continuous Delivery</text:h>
      <text:p text:style-name="P36">Auslieferrung bedeutet teamübergreifende Zusammenarbeit. Continuous Delivery (CD) ist kundenorientierter als CI. Dem Kunden sollen möglichst schnell und risikofrei neue Features zur Verfügung gestellt werden. CI macht da weiter wo CI aufhört. Es ist die nächste Stufe zur Erzeugung von schnellem Feedback. Das Feedback kommt jetzt auch direkt vom Kunden.</text:p>
      <text:p text:style-name="P36">Continuous Delivery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12</text:note-citation><text:note-body><text:p text:style-name="Footnote">Vgl. Architecting for Contiuous Delivery, Axel Fontaine</text:p></text:note-body></text:note></text:p>
      <text:h text:style-name="P56" text:outline-level="2">Kerngedanken</text:h>
      <text:p text:style-name="P46">Bis zur Installation auf der Produktionsmaschine muss jede Anwendung oft aus unterschiedlichen Rechnern installiert werden: Entwicklungsrechner, Build-Server für <text:soft-page-break/>CI, Systemtest-Rechner für mögliche manuelle und explorative Tests und natürlich dem Produktionsrecher.</text:p>
      <text:p text:style-name="P46">Die manuelle Installation ist oft komplex und nicht verlässlich. Das Wissen um die Installation wird oft in seitenlangen Dokumentationen festgehalten oder ist in den Köpfen der besten Entwickler verteilt bzw. einer hält das Kopfmonopol.</text:p>
      <text:p text:style-name="P46">Eine Lösung ist die komplette autoam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aändig in welcher Umgebung es sich befindet und macht ein entsprechendes Deployment mit den notigen Konfigurationen für die Umgebung, z. B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46">Bei der Automation sollte man folgende Prinzioien beachten:</text:p>
      <text:list xml:id="list7661718072700272462" text:style-name="L3">
        <text:list-item>
          <text:p text:style-name="P48">Jeder Buildabschnitt soll als Ergebnis eine funktionierende Software bzw ein installierbares Artefakt liefern.</text:p>
        </text:list-item>
        <text:list-item>
          <text:p text:style-name="P48">In jeder Umgebung werden die gleichen Artefakte deployed. Die Laufzeit-Konfiguration für die einzelne Umgebungen erfolgt separat in einem eigenen Skript.</text:p>
        </text:list-item>
        <text:list-item>
          <text:p text:style-name="P48">Das Testen wird in unabhängige Stufen unterteilt, z. B. UnitTest, Integrationstest mit DB-Zugriff, Akzeptanztests, Performancetests.</text:p>
        </text:list-item>
        <text:list-item>
          <text:p text:style-name="P48">Das Deployment ist zu automatisieren</text:p>
        </text:list-item>
        <text:list-item>
          <text:p text:style-name="P48">Das Automatisierungsskript ist mit der Anwendung weiterzuentwickeln. Es gehört wie alle anderen Sourcen in die Versionsverwaltung.</text:p>
        </text:list-item>
      </text:list>
      <text:p text:style-name="P46">Wenn die Anwendung installiert und die Umgebung eingerichte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46"><text:soft-page-break/>Wichtig ist ein möglichst schneller Build. Komponenten sollten möglichst unabhängig sein, damit sie parallel gebaut werden können</text:p>
      <text:p text:style-name="P46">Als Production Line bezeichnet man Entwicklung, Unit-Test, Funktional Test, QA, Performance UAT und Produktion </text:p>
      <text:p text:style-name="P46"/>
      <text:p text:style-name="P46">“Create a Repeatable, Reliable Process for Releasing Software”</text:p>
      <text:p text:style-name="P16">• “If It Hurts, Do It More Frequently, and Bring the Pain Forward”</text:p>
      <text:p text:style-name="P16">• “Everybody Is Responsible for the Delivery Process”</text:p>
      <text:p text:style-name="P16">• “Keep Everything in Version Control”</text:p>
      <text:p text:style-name="P16">• “Automate Almost Everything”</text:p>
      <text:p text:style-name="P15">• “Done Means Released”</text:p>
      <text:h text:style-name="P57" text:outline-level="2">Prinzipien</text:h>
      <text:p text:style-name="P25">Continuous Delivery – Prinzipien (1)</text:p>
      <text:p text:style-name="P21">• Fortlaufende Optimierung</text:p>
      <text:p text:style-name="P21">– In Verantwortung aller Beteiligter (Development, Operations, …)</text:p>
      <text:p text:style-name="P21">• Artefakte</text:p>
      <text:p text:style-name="P21">– Werden <text:span text:style-name="T18">einmal </text:span>gebaut und in einem Artefakt Repository verwaltet…</text:p>
      <text:p text:style-name="P21">– und allen Stages zur Verfügung gestellt</text:p>
      <text:p text:style-name="P21">– Ziel ist identisches Deployment in allen Umgebungen</text:p>
      <text:p text:style-name="P21">– Umgebungsspezifika durch eigene Konfigurationen</text:p>
      <text:p text:style-name="P21">• Configuration-Management</text:p>
      <text:p text:style-name="P21">– Basis für einmalig erstellte Artefakte</text:p>
      <text:p text:style-name="P21">– Umfasst Software und Infrastruktur („Infrastructure as code“)</text:p>
      <text:p text:style-name="P20">– Konfigurationen werden versioniert</text:p>
      <text:p text:style-name="P20">Automatisierung</text:p>
      <text:p text:style-name="P21">– So umfangreich wie möglich</text:p>
      <text:p text:style-name="P21"><text:soft-page-break/>– Umfasst auch alle Aspekte der Infrastruktur (inklusive OS)</text:p>
      <text:p text:style-name="P21">– Prägung durch Development und Operations</text:p>
      <text:p text:style-name="P21">• Tests</text:p>
      <text:p text:style-name="P21">– Basis für Automatisierung und Pipeline Processing</text:p>
      <text:p text:style-name="P21">– Geben Sicherheit für erfolgreiche Änderungen</text:p>
      <text:p text:style-name="P21">– Smoke Tests speziell für Deployment</text:p>
      <text:p text:style-name="P21">• Monitoring</text:p>
      <text:p text:style-name="P21">– Basis für fortlaufende Optimierung</text:p>
      <text:p text:style-name="P20">– Ermöglicht Feedback für Operating (vgl. Code-Metriken für Developer)</text:p>
      <text:h text:style-name="P57" text:outline-level="2">Deployment Pipline</text:h>
      <text:p text:style-name="P15"/>
      <text:p text:style-name="P15"/>
      <text:p text:style-name="P9"><draw:frame draw:style-name="fr1" draw:name="Grafik1" text:anchor-type="paragraph" svg:width="15cm" svg:height="5.269cm" draw:z-index="0"><draw:image xlink:href="Pictures/1000000000000253000000D14D14AFD2.png" xlink:type="simple" xlink:show="embed" xlink:actuate="onLoad"/></draw:frame></text:p>
      <text:p text:style-name="P9"/>
      <text:p text:style-name="P9"><draw:frame draw:style-name="fr1" draw:name="Grafik2" text:anchor-type="paragraph" svg:width="15cm" svg:height="5.449cm" draw:z-index="1"><draw:image xlink:href="Pictures/100000000000024D000000D606209437.png" xlink:type="simple" xlink:show="embed" xlink:actuate="onLoad"/></draw:frame></text:p>
      <text:p text:style-name="P9"><draw:frame draw:style-name="fr2" draw:name="Grafik3" text:anchor-type="paragraph" svg:width="14.393cm" svg:height="8.44cm" draw:z-index="2"><draw:image xlink:href="Pictures/10000000000002200000013F64D9468E.png" xlink:type="simple" xlink:show="embed" xlink:actuate="onLoad"/></draw:frame><text:soft-page-break/></text:p>
      <text:p text:style-name="P17"><draw:frame draw:style-name="fr1" draw:name="Grafik4" text:anchor-type="paragraph" svg:width="15cm" svg:height="4.323cm" draw:z-index="3"><draw:image xlink:href="Pictures/1000000000000258000000AD0ED5099E.png" xlink:type="simple" xlink:show="embed" xlink:actuate="onLoad"/></draw:frame><text:span text:style-name="T19">Abbli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7"><text:a xlink:type="simple" xlink:href="http://www.oio.de/m/konf/jax2013/Von-Continuous-Integration-zu-Continuous-Delivery_Jax2013.pdf"><text:span text:style-name="T12"/></text:a></text:p>
      <text:p text:style-name="P11"/>
      <text:p text:style-name="P9"><draw:frame draw:style-name="fr2" draw:name="Grafik6" text:anchor-type="paragraph" svg:width="12.384cm" svg:height="6.562cm" draw:z-index="5"><draw:image xlink:href="Pictures/10000201000001D4000000F8804C40AE.png" xlink:type="simple" xlink:show="embed" xlink:actuate="onLoad"/></draw:frame></text:p>
      <text:p text:style-name="P11"><text:soft-page-break/></text:p>
      <text:p text:style-name="P9"><draw:frame draw:style-name="fr2" draw:name="Grafik5" text:anchor-type="paragraph" svg:width="13.503cm" svg:height="5.027cm" draw:z-index="4"><draw:image xlink:href="Pictures/10000000000001D6000000BE1FDF0454.png" xlink:type="simple" xlink:show="embed" xlink:actuate="onLoad"/></draw:frame></text:p>
      <text:p text:style-name="P17"><text:span text:style-name="T19">Abbildungen aus </text:span><text:a xlink:type="simple" xlink:href="http://www.oio.de/m/konf/jax2013/Von-Continuous-Integration-zu-Continuous-Delivery_Jax2013.pdf"><text:span text:style-name="T13">http://www.oio.de/m/konf/jax2013/Von-Continuous-Integration-zu-Continuous-Delivery_Jax2013.pdf</text:span></text:a></text:p>
      <text:h text:style-name="Heading_20_2" text:outline-level="2">Problemfälle beim Continuous Delivery</text:h>
      <text:p text:style-name="P11">Feature Toggle</text:p>
      <text:p text:style-name="P11">Datenbankmigration</text:p>
      <text:p text:style-name="P11">Refactorings</text:p>
      <text:h text:style-name="P3" text:outline-level="1">Qualitätsmanagement</text:h>
      <text:p text:style-name="P10">In jedem guten Buch über Software-Qualität wird beschrieben, dass es 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32">Overcomming <text:s/>resistance to change</text:p>
      <text:p text:style-name="P32">Changemanagement<text:line-break/>Team-Arbeit</text:p>
      <text:p text:style-name="P23">Je höher die Teststufe desto restriktiver muss die Änderungspolitik sein:</text:p>
      <text:p text:style-name="P23">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3"><text:soft-page-break/>Wie oft schlägt ein Test fehl aufgrund von Fehlern und aufgrund von Änderungen der Anforderungen?</text:p>
      <text:p text:style-name="P23">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3">Der wichtigste Test ist der Happy-Path-Test. Sad-Path-Test wenn die Anwendung einen Fehler hat. Anwender sollten den einfachsten Akzeptanztest schreiben der den Happy Path beschreibt.</text:p>
      <text:p text:style-name="P23">Explorativer Test ist ein kreativer Lernprozess, der nicht nur Fehler findet, sondern auch zu neuen autoamtisierbaren Testfällen führt und möglicherweise auch zu neuen Anforderungen.</text:p>
      <text:p text:style-name="P23">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3">Smoketests geben uns die Sicherheit das die Anwendung tatsächlich läuft. Der Einfachste Somketest ist das Starten der Anwendung und das Prüfen ob die Startmaske erscheint.</text:p>
      <text:p text:style-name="P23">Unit-Test testen einen kleinen Codeteil. Sie brauchen dazu weder das Filesystem noch die Datenbank.</text:p>
      <text:p text:style-name="P23">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2"/>
      <text:h text:style-name="Heading_20_2" text:outline-level="2">Die menschliche Komponenete des Qualitätsmanagements</text:h>
      <text:p text:style-name="P32"/>
      <text:h text:style-name="Heading_20_2" text:outline-level="2"><text:soft-page-break/>DevOps</text:h>
      <text:p text:style-name="P23">Bei DevOps ist der Name Programm: Development (Entwicklung) und Operations (Betrieb) wachsen zu einer Einheit zusammen. Die Zusammen zwischen Entwicklung und Betrieb wird vor allem bei der Produktivstellung von Software relevant, denn dort sind beide Bereiche involviert.</text:p>
      <text:h text:style-name="P3" text:outline-level="1">Beispielhafte Toolkette</text:h>
      <text:p text:style-name="P49"><text:span text:style-name="T14">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4">. </text:span><text:span text:style-name="T15">Formale Prozessverbesserungsprogramme kosten Zeit und </text:span><text:span text:style-name="T15">Geld; ein geordnetes Programm zur </text:span><text:span text:style-name="T17">Prozessverbesserung kann sogar zu Rückschlägen in der Projektarbeit führen.Selbst wenn langfristig Produktivitätsgewinne </text:span><text:span text:style-name="T17">erzielt werden, kosten QS-Programme den Projekten, in die sie eingebettet waren, meistens mehr als sie nützen.</text:span><text:span text:style-name="T17"><text:note text:id="ftn8" text:note-class="footnote"><text:note-citation>13</text:note-citation><text:note-body><text:p text:style-name="P1">Vgl. S. ??, Der Termin, Tom de Marco</text:p></text:note-body></text:note></text:span></text:p>
      <text:p text:style-name="P49"><text:span text:style-name="T14">Jede Softwareentwicklung hat in der Praxis ihre B</text:span><text:span text:style-name="T14">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55" text:outline-level="2">GIT</text:h>
      <text:p text:style-name="P36">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36">Git ist sehr sicher gegenüber unbeabsichtigten Änderungen, da jedes Objekt über eine SHA1-Checksumme abgesichert wird. </text:p>
      <text:p text:style-name="P36">Mit GitHub lassen sich Projekte zentral ablegen. Es handelt sich hier um einen webbasierten Hostingdienst, der nur teilweise kostenlos ist.</text:p>
      <text:h text:style-name="P55" text:outline-level="2"><text:soft-page-break/>Gradle</text:h>
      <text:p text:style-name="P35"/>
      <text:h text:style-name="P55" text:outline-level="2">Artifactory</text:h>
      <text:p text:style-name="P35"/>
      <text:h text:style-name="P55" text:outline-level="2">Junit</text:h>
      <text:p text:style-name="P34"/>
      <text:h text:style-name="P55" text:outline-level="2">DBUnit</text:h>
      <text:p text:style-name="P34"/>
      <text:h text:style-name="P55" text:outline-level="2">Flyway</text:h>
      <text:p text:style-name="P36"/>
      <text:h text:style-name="P55" text:outline-level="2">Jira</text:h>
      <text:p text:style-name="P36"/>
      <text:h text:style-name="Heading_20_2" text:outline-level="2"><text:span text:style-name="T6">QFTest</text:span></text:h>
      <text:p text:style-name="P36"/>
      <text:h text:style-name="Heading_20_2" text:outline-level="2">PMD</text:h>
      <text:p text:style-name="P36"/>
      <text:h text:style-name="Heading_20_2" text:outline-level="2">PMD-CPD</text:h>
      <text:h text:style-name="P55" text:outline-level="2">Jenkins</text:h>
      <text:p text:style-name="P35"/>
      <text:h text:style-name="P55" text:outline-level="2">Zusammenspiel der Toolkette</text:h>
      <text:p text:style-name="P36"><text:line-break/></text:p>
      <text:h text:style-name="P3" text:outline-level="1">Fazit</text:h>
      <text:p text:style-name="P36"/>
      <text:h text:style-name="P4" text:outline-level="1">Anhang</text:h>
      <text:h text:style-name="P55" text:outline-level="2">Glossar</text:h>
      <text:p text:style-name="P51"><text:span text:style-name="T5">Build</text:span><text:span text:style-name="T3">: Ein Build ist der Prozess der aus dem Source-Code und den anderen Resource ein lauffähiges Programm zusammenbaut und prüft, ob diese Software auch angemessen funktioniert.</text:span></text:p>
      <text:p text:style-name="P50"><text:span text:style-name="T5">Release</text:span><text:span text:style-name="T3">: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50"><text:span text:style-name="T5">Artefakt</text:span><text:span text:style-name="T3">: Ein Artefakt ist ein Entwicklungsergebnis zum Beispiel eine jar-Datei.</text:span></text:p>
      <text:p text:style-name="P36"><text:span text:style-name="T18">Trunk</text:span>: Englischer Begriff für Hauptentwicklungspfad.</text:p>
      <text:p text:style-name="P36"><text:span text:style-name="T18">Check-ou</text:span>t: Holt die Daten aus dem Repository der Versionsverwaltung und erstellt eine lokale Arbeitskopie.</text:p>
      <text:p text:style-name="P36"><text:span text:style-name="T18">Update</text:span>: Akutalisiert die Daten der lokalen Arbeitskopie mit den Daten aus dem Repository.</text:p>
      <text:p text:style-name="P36"><text:span text:style-name="T18">Commit</text:span>: Die geänderten lokalen Daten der Arbeitskopie werden in das Repository der Versionsverwaltung übertragen.</text:p>
      <text:p text:style-name="P36"><text:span text:style-name="T18">Repository</text:span>: Projektarchiv eines Versionsverwaltungssystems in dem die Versionen aller Konfigurationselemente dauerhaft zentral gespeichert werden.</text:p>
      <text:p text:style-name="P36"><text:span text:style-name="T18">private Build:</text:span> Ein Build auf dem lokalen Entwicklungsrechner mit den aktuellen Änderungen der anderen Entwickler.</text:p>
      <text:p text:style-name="P50"><text:span text:style-name="T5">Artefact-Repository</text:span><text:span text:style-name="T3">: Speicherung von Artefacten indiesem Fall binären Dateien, z. B. Third-Party-Bibliotheken oder Komponenten oder Releases der eigenen Entwicklung.</text:span></text:p>
      <text:p text:style-name="P50"><text:span text:style-name="T5">Baseline</text:span><text:span text:style-name="T3">: Die Baseline ist ein vereinbarter geprüfter Ausgangspunkt für weitere Änderungsaktivitäten, z. B. Bei <text:s/>Erreichung eines Meilensteins. Die Baseline ist eine freigegebene Konfiguration.</text:span></text:p>
      <text:p text:style-name="P50"><text:span text:style-name="T5">Konfiguration</text:span><text:span text:style-name="T3">: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50"><text:soft-page-break/><text:span text:style-name="T5">Version</text:span><text:span text:style-name="T3">: Die Version ist eine eindeutige Information, um unterschiedliche Stände eines Konfigurationselementes zu unterscheiden.</text:span></text:p>
      <text:p text:style-name="P50"><text:span text:style-name="T3">Konfigurationselement: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6"/>
      <text:h text:style-name="P60" text:outline-level="2">Literaturverzeichnis</text:h>
      <text:p text:style-name="P28"><text:span text:style-name="T2">Aiello, Bob; Sachs, Leslie<text:line-break/></text:span><text:span text:style-name="T1">Configuration Management, Beste Practices<text:line-break/></text:span><text:span text:style-name="T8">Erstauflage, Boston, Pearson Education, 2010</text:span></text:p>
      <text:p text:style-name="P7"><text:span text:style-name="T9">Humble, Jez; Farley, David</text:span><text:span text:style-name="T8"><text:line-break/>Continious Delivery<text:line-break/>Erstauflage, Boston, Pearson Education, 2011</text:span></text:p>
      <text:p text:style-name="P7"><text:span text:style-name="T9">Pasch, Jürgen<text:line-break/></text:span><text:span text:style-name="T8">Software-Entwicklung im Team<text:line-break/>Erstauflage, Berlin Heidelberg, Springerverlag 1994</text:span></text:p>
      <text:p text:style-name="P6"><text:span text:style-name="T10">Popp, Günter</text:span><text:span text:style-name="T11"><text:line-break/>Konfigurationsmanagement mit Subversion, Maven und Redmine<text:line-break/>4. Auflage,Heidelberg, dpunkt.verlag, 2013</text:span></text:p>
      <text:p text:style-name="P6"><text:span text:style-name="T10">De Marco, Tom</text:span><text:span text:style-name="T11"><text:line-break/>Der Termin<text:line-break/>Erstauflage, Carl Hanser Verlag, München, 1998</text:span></text:p>
      <text:p text:style-name="P6"><text:span text:style-name="T9">Aronson, Elliot; Wilson, Timothy D.; Akert, Robin M.<text:line-break/></text:span><text:span text:style-name="T8">Sozialpsychologie<text:line-break/>6. Auflage, München, Pearson, 2008</text:span></text:p>
      <text:p text:style-name="P6"><text:span text:style-name="T9">Preisendörfer, Peter</text:span><text:span text:style-name="T8"><text:line-break/>Organisationssoziologie<text:line-break/>2. Auflage, Wiesbaden, VS Verlag für Sozialwissenschaften, 2008</text:span></text:p>
      <text:p text:style-name="P6"><text:span text:style-name="T9">Duvall, Paul M.</text:span><text:span text:style-name="T8"><text:line-break/>Continuous Integration<text:line-break/>Erstauflage, Boston, Addison Wesley, 2007</text:span></text:p>
      <text:p text:style-name="P6"><text:span text:style-name="T9">Liggesmeyer, Peter</text:span><text:span text:style-name="T8"><text:line-break/>Software-Qualität<text:line-break/>2.Auflage, Heidelberg, Spektrum Akademischer Verlag, 2009</text:span></text:p>
      <text:p text:style-name="P6"><text:span text:style-name="T9">Fontaine, Axel</text:span><text:span text:style-name="T8"><text:line-break/>Architecting for Continuous Delivery<text:line-break/>Javamagazin, 11.2013, S. 25 ff</text:span></text:p>
      <text:p text:style-name="P6"><text:soft-page-break/><text:span text:style-name="T9">Grande, Marcus</text:span><text:span text:style-name="T8"><text:line-break/>100 Minuten für Konfigurationsmanagement<text:line-break/>Erstauflage, Vieweg + Teubner Verlag, Wiesbaden, 2013</text:span></text:p>
      <text:p text:style-name="P6"><text:span text:style-name="T9">Sneed, Harry M.</text:span><text:span text:style-name="T8"><text:line-break/>Software Produktmanagement </text:span></text:p>
      <text:p text:style-name="P12">Shore, James<text:line-break/>Regressionstests mit reduzierten Kosten.</text:p>
      <text:p text:style-name="P12">Crispin, Gregory<text:line-break/>Agile Testing</text:p>
      <text:p text:style-name="P31"/>
      <text:p text:style-name="P27"><text:a xlink:type="simple" xlink:href="http://www.qm-hamburg.de/archiv.qm-hamburg/Archiv/20120521_Konfigurationsmanagement.pdf">http://www.qm-hamburg.de/archiv.qm-hamburg/Archiv/20120521_Konfigurationsmanagement.pdf</text:a><text:span text:style-name="T12"> </text:span></text:p>
      <text:p text:style-name="P27"><text:a xlink:type="simple" xlink:href="http://agilemanifesto.org/iso/de/manifesto.html"><text:span text:style-name="T12">http://agilemanifesto.org/iso/de/manifesto.html</text:span></text:a></text:p>
      <text:p text:style-name="P27"><text:a xlink:type="simple" xlink:href="http://www.informit.com/articles/article.aspx?p=1621865"><text:span text:style-name="T12">http://www.informit.com/articles/article.aspx?p=1621865</text:span></text:a></text:p>
      <text:p text:style-name="P27"><text:span text:style-name="T12">Fowler, Martin<text:line-break/>Continuous Integration<text:line-break/></text:span><text:a xlink:type="simple" xlink:href="http://www.martinfowler.com/articles/continuousIntegration.html">http://www.martinfowler.com/articles/continuousIntegration.html</text:a><text:span text:style-name="T12"><text:line-break/>Zuletzt besucht am 05.10.2013</text:span></text:p>
      <text:p text:style-name="P27"><text:a xlink:type="simple" xlink:href="http://www.oio.de/m/konf/jboss-onday-talk2012/Von-Continuous-Integration-zu-Continuous-Delivery.pdf"><text:span text:style-name="T12">http://www.oio.de/m/konf/jboss-onday-talk2012/Von-Continuous-Integration-zu-Continuous-Delivery.pdf</text:span></text:a></text:p>
      <text:p text:style-name="P27"><text:a xlink:type="simple" xlink:href="http://www.oio.de/m/konf/jax2013/Von-Continuous-Integration-zu-Continuous-Delivery_Jax2013.pdf"><text:span text:style-name="T12">http://www.oio.de/m/konf/jax2013/Von-Continuous-Integration-zu-Continuous-Delivery_Jax2013.pdf</text:span></text:a></text:p>
      <text:p text:style-name="P27"><text:a xlink:type="simple" xlink:href="http://www.martinfowler.com/articles/continuousIntegration.html"><text:span text:style-name="T12">http://www.martinfowler.com/articles/continuousIntegration.html</text:span></text:a></text:p>
      <text:p text:style-name="P27"><text:span text:style-name="T12"><text:line-break/>Git<text:line-break/></text:span><text:a xlink:type="simple" xlink:href="http://www.martinfowler.com/articles/continuousIntegration.html">http://www.martinfowler.com/articles/continuousIntegration.html</text:a></text:p>
      <text:p text:style-name="P10"/>
      <text:p text:style-name="P10">Dill, Manfred; Popp Gunther; Sicheneder, Andreas<text:line-break/>Architekturboards<text:line-break/><text:a xlink:type="simple" xlink:href="http://www.sigs-datacom.de/fileadmin/user_upload/zeitschriften/os/2005/04/dill_popp_OS_04_05.pdf">http://www.sigs-</text:a><text:soft-page-break/><text:a xlink:type="simple" xlink:href="http://www.sigs-datacom.de/fileadmin/user_upload/zeitschriften/os/2005/04/dill_popp_OS_04_05.pdf">datacom.de/fileadmin/user_upload/zeitschriften/os/2005/04/dill_popp_OS_04_05.pdf</text:a></text:p>
      <text:p text:style-name="P10"><text:a xlink:type="simple" xlink:href="http://www.jamesshore.com/Blog/Continuous-Integration-is-an-Attitude.html">http://www.jamesshore.com/Blog/Continuous-Integration-is-an-Attitude.html</text:a></text:p>
      <text:p text:style-name="P26"><text:span text:style-name="T13">Abteilungsegoismen: </text:span><text:a xlink:type="simple" xlink:href="http://www.stempfle-training.de/documents/16.pdf">http://www.stempfle-training.de/documents/16.pdf</text:a></text:p>
      <text:p text:style-name="P26"><text:span text:style-name="T13"><text:line-break/></text:span>Unternehmenskultur: <text:a xlink:type="simple" xlink:href="http://www.ibim.de/ukult/1-4.htm">http://www.ibim.de/ukult/1-4.htm</text:a></text:p>
      <text:p text:style-name="P26"><text:a xlink:type="simple" xlink:href="http://martinfowler.com/bliki/FeatureToggle.html">http://martinfowler.com/bliki/FeatureToggle.html</text:a></text:p>
      <text:p text:style-name="P26"><text:a xlink:type="simple" xlink:href="http://blog.sonatype.com/people/2009/04/what-is-a-repository/#.Ulo31lDxovo">http://blog.sonatype.com/people/2009/04/what-is-a-repository/#.Ulo31lDxovo</text:a> </text:p>
      <text:p text:style-name="P26"><text:a xlink:type="simple" xlink:href="https://www.codecentric.de/kompetenzen/continuous-delivery/artefakt-repositories/">https://www.codecentric.de/kompetenzen/continuous-delivery/artefakt-repositories/</text:a> </text:p>
      <text:p text:style-name="P26"/>
      <text:p text:style-name="P10"><text:a xlink:type="simple" xlink:href="http://continuousdelivery.com/wp-content/uploads/2011/04/deployment_production_line.pdf">http://continuousdelivery.com/wp-content/uploads/2011/04/deployment_production_line.pdf</text:a></text:p>
      <text:p text:style-name="P10"/>
      <text:p text:style-name="P10"/>
      <text:p text:style-name="P52">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h text:style-name="P59" text:outline-level="2" text:is-list-header="true"><text:line-break/></text:h>
      <text:p text:style-name="P45"/>
      <text:p text:style-name="P45"/>
      <text:p text:style-name="P45"/>
      <text:p text:style-name="P45">...................................................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3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0DT11H7M25S</meta:editing-duration>
    <meta:editing-cycles>310</meta:editing-cycles>
    <meta:generator>OpenOffice.org/3.4.1$Win32 OpenOffice.org_project/341m1$Build-9593</meta:generator>
    <dc:date>2013-10-30T10:05:55.38</dc:date>
    <meta:document-statistic meta:table-count="0" meta:image-count="7" meta:object-count="0" meta:page-count="37" meta:paragraph-count="423" meta:word-count="7031" meta:character-count="54795"/>
    <meta:user-defined meta:name="Info 1"/>
    <meta:user-defined meta:name="Info 2"/>
    <meta:user-defined meta:name="Info 3"/>
    <meta:user-defined meta:name="Info 4"/>
  </office:meta>
</office:document-meta>
</file>